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1DC00001F8772BAC70B.svm"/>
  <manifest:file-entry manifest:media-type="" manifest:full-path="Pictures/2000000700001D7600000EC905F28FB2.svm"/>
  <manifest:file-entry manifest:media-type="" manifest:full-path="Pictures/20000007000039E2000011C8EF427AE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style:tab-stops>
          <style:tab-stop style:position="13.653cm"/>
        </style:tab-stops>
      </style:paragraph-properties>
    </style:style>
    <style:style style:name="P3" style:family="paragraph" style:parent-style-name="Standard">
      <style:paragraph-properties fo:text-align="end"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text-properties style:text-underline-style="solid" style:text-underline-width="auto" style:text-underline-color="font-color"/>
    </style:style>
    <style:style style:name="P6" style:family="paragraph" style:parent-style-name="Standard">
      <style:paragraph-properties fo:text-align="start" style:justify-single-word="false"/>
      <style:text-properties style:text-underline-style="solid" style:text-underline-width="auto" style:text-underline-color="font-color"/>
    </style:style>
    <style:style style:name="P7" style:family="paragraph" style:parent-style-name="Standard">
      <style:paragraph-properties fo:text-align="start" style:justify-single-word="false"/>
      <style:text-properties fo:background-color="#ffff00"/>
    </style:style>
    <style:style style:name="P8" style:family="paragraph" style:parent-style-name="Standard">
      <style:paragraph-properties fo:text-align="start" style:justify-single-word="false"/>
      <style:text-properties style:text-underline-style="none"/>
    </style:style>
    <style:style style:name="P9" style:family="paragraph" style:parent-style-name="Standard">
      <style:paragraph-properties fo:text-align="end" style:justify-single-word="false"/>
      <style:text-properties style:text-underline-style="none"/>
    </style:style>
    <style:style style:name="P10" style:family="paragraph" style:parent-style-name="Standard">
      <style:paragraph-properties fo:text-align="center" style:justify-single-word="false"/>
      <style:text-properties style:text-underline-style="none"/>
    </style:style>
    <style:style style:name="P11" style:family="paragraph" style:parent-style-name="Standard">
      <style:paragraph-properties fo:text-align="start" style:justify-single-word="false" fo:background-color="#000000">
        <style:background-image/>
      </style:paragraph-properties>
      <style:text-properties fo:color="#99ffff" style:text-underline-style="none"/>
    </style:style>
    <style:style style:name="P12" style:family="paragraph" style:parent-style-name="Standard">
      <style:paragraph-properties fo:text-align="center" style:justify-single-word="false"/>
    </style:style>
    <style:style style:name="P13" style:family="paragraph" style:parent-style-name="Standard">
      <style:paragraph-properties fo:text-align="start" style:justify-single-word="false"/>
      <style:text-properties style:text-underline-style="none"/>
    </style:style>
    <style:style style:name="T1" style:family="text">
      <style:text-properties fo:background-color="#ffff00"/>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explicación de los archivos en react</text:span></text:p>
      <text:p text:style-name="Standard"/>
      <text:p text:style-name="Standard">README.md: aquí colocaremos nuestras notaciones el archivo no es un txt es distinto con este podemos hacer distintas acciones con una serie de comandos.</text:p>
      <text:p text:style-name="Standard"/>
      <text:p text:style-name="Standard">package.json:este nos describe lo que hace nuestro proyecto, aquí tendremos módulos como lo son las dependencias las dependencias que tenemos son</text:p>
      <text:p text:style-name="Standard">a)react:este es el núcleo de react es la biblioteca que nos permite crear las interfaces</text:p>
      <text:p text:style-name="Standard"/>
      <text:p text:style-name="Standard">b)react-DOM: react-dom sirve para desarrollar app, y web</text:p>
      <text:p text:style-name="Standard"/>
      <text:p text:style-name="Standard">c)react-string: esto funciona para ordenar los enlaces para que todos los archivos para que trabajen en conjunto</text:p>
      <text:p text:style-name="Standard"/>
      <text:p text:style-name="Standard"/>
      <text:p text:style-name="Standard">dentro de pachake.json encontramos también varios comandos como los son los script en este vemos </text:p>
      <text:p text:style-name="Standard">start: que es el que hace que puedas correr el servidor</text:p>
      <text:p text:style-name="P2">build:con este comando podemos convertir código de desarrollo a código de producción es decir lo que hace es convertir el código a un lenguaje que sea entendible para nuestro navegador tal como lo es Javascript</text:p>
      <text:p text:style-name="Standard">test: esto es para hacer teste o al igual que jest</text:p>
      <text:p text:style-name="Standard"/>
      <text:p text:style-name="Standard">tenemos también el <text:s/>.gitignor que es el documento que declarara los archivos que ignorara git</text:p>
      <text:p text:style-name="Standard"/>
      <text:p text:style-name="Standard">public son los archivos que permitirán montar la aplicación de react, en ella encontraremos los archivos html , en ella no encontramos gran cosa encontramos index.html manistest.json gfavicon.ico </text:p>
      <text:p text:style-name="Standard">en src tenemos distintos archivos funcionales,aquí esta aplicación de reac.</text:p>
      <text:p text:style-name="Standard">en react todo funciona con Javascript en caso de que sea neutralizado javascript esto ocasionara que la aplicación no funcione</text:p>
      <text:p text:style-name="Standard">aun así en react se pueden importar distintos tipos de archivos desde fotos hasta css y mas elementos que pueden interactuar con react. No debemos preocuparnos por los resultados ya que luego que termine el proyecto todas las tecnologías se separan .</text:p>
      <text:p text:style-name="Standard"/>
      <text:p text:style-name="Standard">Index.js </text:p>
      <text:p text:style-name="Standard">en import *as serviceworker fromn './serviceworker'; lo que tenemos es una importación de librería que logra hacer funcionar nuestra aplicación aun sin Internet. </text:p>
      <text:p text:style-name="Standard">React funciona en concordancia con webpack este permite que los códigos sean traducidos de manera eficiente y permite a su vez lograr hacer funcionar el serviworker que es el que monta el servidor en nuestro ordenador .</text:p>
      <text:p text:style-name="Standard">Index.js</text:p>
      <text:p text:style-name="Standard">-reactDOM.render(&lt;App/&gt;,document.getElementoById('root'));</text:p>
      <text:p text:style-name="Standard">este reactDOM es como una declaración de imprimación en la que lo que hacemos es imprimir una app en esta declaración en concreto estamos imprimiendo el link, el texto y el logo.</text:p>
      <text:p text:style-name="Standard">Vemos que tenemos document.getElementoById('root'));esto lo que hace es seleccionar una linea de codigo que esta en index.html la cual es &lt;div id=”root”</text:p>
      <text:p text:style-name="Standard">en react podemos observar que están elementos de los cuales podemos eliminar </text:p>
      <text:p text:style-name="Standard"/>
      <text:p text:style-name="P3">app.js</text:p>
      <text:p text:style-name="P4">todos los elementos que vemos en app.js son javascript aunque parece html no lo es,podemos ver si usamos babel para traducir un código html que el resultado nos lo dara en javascript ya que babel <text:soft-page-break/>también trabaja con react un comando como lo es &lt;h1&gt;&lt;/h1&gt; nos lo arrojara de la siguiente</text:p>
      <text:p text:style-name="P4">use strict";</text:p>
      <text:p text:style-name="P4">React.createElement(hq",null, "hello world");</text:p>
      <text:p text:style-name="P4"/>
      <text:p text:style-name="P4">con esto un simple &lt;h1&gt; logrado con uso exclusivo de javascript es por eso que se crea jsx para hacer que el trabajo con javascript sea mas fácil para operar</text:p>
      <text:p text:style-name="P4">para el curso solo sedeja los elementos mas indispensables como lo son </text:p>
      <text:p text:style-name="P4">1)app.cs //sin codigo</text:p>
      <text:p text:style-name="P4">2)app.js</text:p>
      <text:p text:style-name="P4">3)index.css /sin codigo</text:p>
      <text:p text:style-name="P4">4)index.js</text:p>
      <text:p text:style-name="P4">5).gitignore</text:p>
      <text:p text:style-name="P4">6)package.lock.json</text:p>
      <text:p text:style-name="P4">7)package.json</text:p>
      <text:p text:style-name="P4">8)README.md</text:p>
      <text:p text:style-name="P4">para ello tenemos que hacer ciertos ajustes como lo son eliminar los enlaces de los archivos que hemos eliminados</text:p>
      <text:p text:style-name="P4">ya con esto completaremos la primera parate en que explicamos parte de la utilidad de los archivos</text:p>
      <text:p text:style-name="P4"/>
      <text:p text:style-name="P5">componentes</text:p>
      <text:p text:style-name="P4">lo primero que vamos a hacer es crear un pequeño código que va a imprimir un texto en pantalla el cual sera un componente de función</text:p>
      <text:p text:style-name="P3">App.js</text:p>
      <text:p text:style-name="P4">function App(){</text:p>
      <text:p text:style-name="P4"><text:tab/>return(</text:p>
      <text:p text:style-name="P4"><text:tab/><text:tab/>&lt;div&gt; hello world&lt;/div&gt;</text:p>
      <text:p text:style-name="P4"><text:tab/>);</text:p>
      <text:p text:style-name="P4">}</text:p>
      <text:p text:style-name="P4"><text:s/>export default App; //esto imprime hello word</text:p>
      <text:p text:style-name="P4"/>
      <text:p text:style-name="P4">no podemos creardos funciones del mismo modo para que aparescan los dos directamente para hacer que imprima dos de dos o mas lo que tenemos que hacer es lo siguiente</text:p>
      <text:p text:style-name="P4"/>
      <text:p text:style-name="P4">function Helloworld(){</text:p>
      <text:p text:style-name="P4"><text:tab/>return(</text:p>
      <text:p text:style-name="P4"><text:tab/><text:tab/>&lt;div&gt; otra funcion &lt;/div&gt;</text:p>
      <text:p text:style-name="P4"><text:tab/>);</text:p>
      <text:p text:style-name="P4">}</text:p>
      <text:p text:style-name="P4"/>
      <text:p text:style-name="P4">function App(){</text:p>
      <text:p text:style-name="P4"><text:tab/>return(</text:p>
      <text:p text:style-name="P4"><text:tab/><text:tab/>&lt;div&gt; hello &lt;Helloworld/&gt; &lt;/div&gt;</text:p>
      <text:p text:style-name="P4"><text:tab/>);</text:p>
      <text:p text:style-name="P4">}<text:tab/></text:p>
      <text:p text:style-name="P4">export default App;</text:p>
      <text:p text:style-name="P4"/>
      <text:p text:style-name="P4"/>
      <text:p text:style-name="P4">estos componentes pueden a su vez contener también elementos como lo son css para estilizar el código</text:p>
      <text:p text:style-name="P4">ejemplo </text:p>
      <text:p text:style-name="P4">en app editamos nuestro componente de la siguiente manera</text:p>
      <text:p text:style-name="P4"/>
      <text:p text:style-name="P4"><text:soft-page-break/>function Helloworld(){</text:p>
      <text:p text:style-name="P4"><text:tab/>return(<text:tab/></text:p>
      <text:p text:style-name="P4"><text:tab/><text:tab/>&lt;div id=”hello”&gt;hello world&lt;/div&gt;</text:p>
      <text:p text:style-name="P4"><text:tab/>)</text:p>
      <text:p text:style-name="P4">}</text:p>
      <text:p text:style-name="P4">agregamos las debidas importaciones de archivos en la cabecera en el caso actual crearemos un nuevo archivo css que llamaremos estilos.css por lo cual importaremos asi</text:p>
      <text:p text:style-name="P4">import './estilos.css';</text:p>
      <text:p text:style-name="P4"/>
      <text:p text:style-name="P4">en el archivo estilo podemos hacer las ediciones necesarias en nuestro caso solo haremos un borde de forma sencilla</text:p>
      <text:p text:style-name="P4">#hello{</text:p>
      <text:p text:style-name="P4"><text:tab/>border:1px solid red;</text:p>
      <text:p text:style-name="P4">}</text:p>
      <text:p text:style-name="P4">con esto haremos que nuestro componente se vea subrayado en rojo</text:p>
      <text:p text:style-name="P4"/>
      <text:p text:style-name="P4">para repetir varias veces un mismo componente lo que tenemos que hacer es escribir en nustro componente principal varias veces la invocación del componente, los hacemos de la siguiente forma</text:p>
      <text:p text:style-name="P4"/>
      <text:p text:style-name="P5">componente con funciones flechas</text:p>
      <text:p text:style-name="P4">con las funciones flechas podemos crear un componente de forma mas practica, recuerde que los componentes siempre deben de empezar con mayúscula, entonces la sintaxis seria de esta manera para lograr lo mismo que hemos hecho antes.</text:p>
      <text:p text:style-name="P4">const Pop=()=&gt; &lt;div&gt; it is my component &lt;Helloworld/&gt;&lt;/div&gt;</text:p>
      <text:p text:style-name="P4">ya con este código hacemos un componentes</text:p>
      <text:p text:style-name="P4"/>
      <text:p text:style-name="P5">componentes con clases</text:p>
      <text:p text:style-name="P4">la manera de crear un componente mediante clase es la siguiente </text:p>
      <text:p text:style-name="P4"/>
      <text:p text:style-name="P4">class App extends React.component{</text:p>
      <text:p text:style-name="P4"><text:tab/>render(){</text:p>
      <text:p text:style-name="P4"><text:tab/><text:tab/>return &lt;div&gt; it is my component &lt;Helloworld/&gt; &lt;/div&gt;</text:p>
      <text:p text:style-name="P4"><text:tab/>}</text:p>
      <text:p text:style-name="P4">}</text:p>
      <text:p text:style-name="P4"/>
      <text:p text:style-name="P5">props</text:p>
      <text:p text:style-name="P4">suponiendo que queremos hacer ciertos cambios dentro de los componentes podemos recurrir a los props para poder hacer ciertas alteraciones </text:p>
      <text:p text:style-name="P4">podemos agregar los props a un componente de la siguiente manera</text:p>
      <text:p text:style-name="P4">function Helloword(props){</text:p>
      <text:p text:style-name="P4"/>
      <text:p text:style-name="P4">function Hellowold(props){</text:p>
      <text:p text:style-name="P4"><text:tab/>return (</text:p>
      <text:p text:style-name="P4"><text:tab/><text:tab/>&lt;div id="hello"&gt; <text:s/>{props}&lt;/div&gt;</text:p>
      <text:p text:style-name="P4"><text:tab/>)</text:p>
      <text:p text:style-name="P4">}</text:p>
      <text:p text:style-name="P4"/>
      <text:p text:style-name="P4">en la funcion de imbocaion se invoca asi</text:p>
      <text:p text:style-name="P4">function App(){</text:p>
      <text:p text:style-name="P4"><text:tab/>return (</text:p>
      <text:p text:style-name="P4"><text:tab/><text:tab/>&lt;div&gt; this is my compinent :&lt;helloworld <text:span text:style-name="T1">mytext="hello fazt"/&gt;</text:span> &lt;Helloworld/&gt; &lt;Hellowold/&gt; &lt;/div&gt;</text:p>
      <text:p text:style-name="P4"><text:soft-page-break/><text:tab/>);</text:p>
      <text:p text:style-name="P4">}</text:p>
      <text:p text:style-name="P4"/>
      <text:p text:style-name="P4">lo que estamos asiendo así es algo como escribir props como un texto </text:p>
      <text:p text:style-name="P4">para poder recibir el texto “hello fazt” como parámetro tenemos que cambiar lo siguiente</text:p>
      <text:p text:style-name="P4"><text:s/>function Hellowrold(props){</text:p>
      <text:p text:style-name="P4"><text:tab/>return(</text:p>
      <text:p text:style-name="P4"><text:tab/><text:tab/>&lt;div id=”hello”&gt; siguiente texto {props.mytext}&lt;/div&gt;</text:p>
      <text:p text:style-name="P4"><text:tab/>)</text:p>
      <text:p text:style-name="P4">}</text:p>
      <text:p text:style-name="P4">ya con esto imprime el contenido de props </text:p>
      <text:p text:style-name="P4"/>
      <text:p text:style-name="P4">un detalle es que podemos declarar varios componentes con distintos componentes</text:p>
      <text:p text:style-name="P4">ejemplo </text:p>
      <text:p text:style-name="P4">function App(){</text:p>
      <text:p text:style-name="P4"><text:tab/>&lt;div&gt;</text:p>
      <text:p text:style-name="P4"><text:tab/><text:tab/>&lt;Helloworld mytext=”primero”/&gt;</text:p>
      <text:p text:style-name="P4"><text:tab/><text:tab/>&lt;Helloworld mytext=”segundo”/&gt;</text:p>
      <text:p text:style-name="P4"><text:tab/><text:tab/>&lt;Helloworld mytext=”tercero”/&gt;</text:p>
      <text:p text:style-name="P4"><text:tab/>&lt;/div&gt;</text:p>
      <text:p text:style-name="P4">}</text:p>
      <text:p text:style-name="P4"/>
      <text:p text:style-name="P4">es decir los props se comportan como parámetros y como un objeto de modo que pudiésemos hacer un llamado a props de la siguiente manera</text:p>
      <text:p text:style-name="P4"/>
      <text:p text:style-name="P4"/>
      <text:p text:style-name="P4">a estos props podemos agregarles distintas propiedades como por ejemplo un un margen distinto para los componentes</text:p>
      <text:p text:style-name="P4">lo hacemos de la siguiente manera</text:p>
      <text:p text:style-name="P4"/>
      <text:p text:style-name="P4">function Helloworld(props){</text:p>
      <text:p text:style-name="P4"><text:tab/>console.log(props)</text:p>
      <text:p text:style-name="P4"><text:tab/><text:tab/>return(</text:p>
      <text:p text:style-name="P4"><text:tab/><text:tab/><text:tab/>&lt;div id="hello"&gt;</text:p>
      <text:p text:style-name="P4"><text:tab/><text:tab/><text:tab/><text:tab/>&lt;h3&gt;<text:span text:style-name="T1"> {props.subtitle}</text:span>&lt;/h3&gt;</text:p>
      <text:p text:style-name="P4"><text:tab/><text:tab/><text:tab/><text:tab/>{props.mytext}</text:p>
      <text:p text:style-name="P4"><text:tab/><text:tab/><text:tab/>&lt;/div&gt;</text:p>
      <text:p text:style-name="P4"><text:tab/><text:tab/>)</text:p>
      <text:p text:style-name="P4">}</text:p>
      <text:p text:style-name="P4">funciton App(){</text:p>
      <text:p text:style-name="P4"><text:tab/>return(</text:p>
      <text:p text:style-name="P4"><text:tab/><text:tab/>&lt;div&gt; it is my component &lt;Helloworld mytext=”texto” <text:span text:style-name="T1">subtitle=”loremp ispum</text:span>”/&gt;</text:p>
      <text:p text:style-name="P4"><text:tab/>);</text:p>
      <text:p text:style-name="P4">}</text:p>
      <text:p text:style-name="P4"/>
      <text:p text:style-name="P4"/>
      <text:p text:style-name="P4">con esto saldrá un texto adicional</text:p>
      <text:p text:style-name="P4">observa en donde es colocado el console.log este ocasionara que todos los objetos que fueron creados sean visualizados en consola .</text:p>
      <text:p text:style-name="P4"/>
      <text:p text:style-name="P4">A continuación se ve una visualización de lo que representa cada cosa</text:p>
      <text:p text:style-name="P4"/>
      <text:p text:style-name="P4"><draw:frame draw:style-name="fr1" draw:name="gráficos1" text:anchor-type="paragraph" svg:width="17cm" svg:height="6.548cm" draw:z-index="0"><draw:image xlink:href="Pictures/20000007000051DC00001F8772BAC70B.svm" xlink:type="simple" xlink:show="embed" xlink:actuate="onLoad"/></draw:frame><text:soft-page-break/></text:p>
      <text:p text:style-name="P4"/>
      <text:p text:style-name="P4">al declarar varios objetos en la clase podremos ver como se crean multitles objetos a su ves </text:p>
      <text:p text:style-name="P4"/>
      <text:p text:style-name="P4">function Helloworld(props){<text:line-break/><text:tab/>console.log(props)<text:line-break/><text:tab/><text:tab/>return(<text:line-break/><text:tab/><text:tab/><text:tab/>&lt;div id="hello"&gt;<text:line-break/><text:tab/><text:tab/><text:tab/><text:tab/>&lt;h3&gt; {props.subtitle}&lt;/h3&gt;<text:line-break/><text:tab/><text:tab/><text:tab/><text:tab/>{props.mytext}<text:line-break/><text:tab/><text:tab/><text:tab/>&lt;/div&gt;<text:line-break/><text:tab/><text:tab/>);<text:line-break/>}<text:line-break/>function App(){<text:tab/><text:line-break/><text:tab/>return(<text:line-break/><text:tab/><text:tab/>&lt;div&gt; component<text:line-break/><text:tab/><text:tab/><text:span text:style-name="T1"><text:tab/>&lt;Helloworld mytext="texto" subtitle="texto adicional"/&gt; <text:line-break/><text:tab/><text:tab/><text:tab/>&lt;Helloworld mytext="testo" subtitle="terto"/&gt;<text:line-break/><text:tab/><text:tab/><text:tab/>&lt;Helloworld mytext="tisto" subtitle="terco"/&gt;</text:span><text:line-break/><text:tab/><text:tab/>&lt;/div&gt;<text:line-break/><text:tab/><text:tab/>)<text:line-break/>}</text:p>
      <text:p text:style-name="P4"/>
      <text:p text:style-name="P4"><draw:frame draw:style-name="fr2" draw:name="gráficos2" text:anchor-type="paragraph" svg:width="14.818cm" svg:height="4.553cm" draw:z-index="1"><draw:image xlink:href="Pictures/20000007000039E2000011C8EF427AE4.svm" xlink:type="simple" xlink:show="embed" xlink:actuate="onLoad"/></draw:frame></text:p>
      <text:p text:style-name="P1"><text:line-break/><text:span text:style-name="T3"><text:tab/></text:span><text:span text:style-name="T2">state</text:span></text:p>
      <text:p text:style-name="P4">los estados son como los datos internos que tienen los props o las propiedades</text:p>
      <text:p text:style-name="P4"/>
      <text:p text:style-name="P4">para poder entender mejor las clases lo que vamos a hacer es crear el componente con clase para <text:soft-page-break/>ello tenemos que agregar el this. para poder acceder a los props.</text:p>
      <text:p text:style-name="P4">Esto se debe a que es un objeto y esta dentro de un clase para poder acceder a estas propiedades tenemos que seleccionarla con this</text:p>
      <text:p text:style-name="P4"/>
      <text:p text:style-name="P4">class Helloworld extends <text:span text:style-name="T1">R</text:span>eact.<text:span text:style-name="T1">C</text:span>omponent{</text:p>
      <text:p text:style-name="P4"><text:tab/>render(){</text:p>
      <text:p text:style-name="P4"><text:tab/><text:tab/>return (</text:p>
      <text:p text:style-name="P4"><text:tab/><text:tab/><text:tab/>&lt;div id="hello"&gt;</text:p>
      <text:p text:style-name="P4"><text:tab/><text:tab/><text:tab/><text:tab/>&lt;h3&gt; {<text:span text:style-name="T1">this</text:span>.props.subtitle}&lt;/h3&gt;</text:p>
      <text:p text:style-name="P4"><text:tab/><text:tab/><text:tab/><text:tab/>{<text:span text:style-name="T1">this.</text:span>props.mytext}</text:p>
      <text:p text:style-name="P4"><text:tab/><text:tab/><text:tab/>&lt;/div&gt;</text:p>
      <text:p text:style-name="P4"><text:tab/><text:tab/>)</text:p>
      <text:p text:style-name="P4"><text:tab/>}</text:p>
      <text:p text:style-name="P4">}</text:p>
      <text:p text:style-name="P4">nota:recuerde la importancia de las mayúsculas y minúsculas.</text:p>
      <text:p text:style-name="P4"/>
      <text:p text:style-name="P4">Para agregar un state lo que haremos es lo siguiente</text:p>
      <text:p text:style-name="P4">class Helloworld extends React.Component{</text:p>
      <text:p text:style-name="P7">state={</text:p>
      <text:p text:style-name="P7"><text:tab/>show:true</text:p>
      <text:p text:style-name="P7">}</text:p>
      <text:p text:style-name="P7"/>
      <text:p text:style-name="P4"><text:tab/>render(){</text:p>
      <text:p text:style-name="P4">ya con esto tenemos un estado.</text:p>
      <text:p text:style-name="P4">Lo que vamos a hacer ahora es darle a ese state una funcionalidad</text:p>
      <text:p text:style-name="P4"/>
      <text:p text:style-name="P4">class Helloworld extends React.Component{</text:p>
      <text:p text:style-name="P4"><text:tab/>state={</text:p>
      <text:p text:style-name="P4"><text:tab/><text:tab/>show:true</text:p>
      <text:p text:style-name="P4"><text:tab/>}</text:p>
      <text:p text:style-name="P4"><text:tab/>render(){</text:p>
      <text:p text:style-name="P4"><text:tab/><text:tab/><text:span text:style-name="T1">if (this.state.show){</text:span></text:p>
      <text:p text:style-name="P4"><text:tab/><text:tab/><text:tab/>return(</text:p>
      <text:p text:style-name="P4"><text:tab/><text:tab/><text:tab/><text:tab/>&lt;div id=”hello”&gt;</text:p>
      <text:p text:style-name="P4"><text:tab/><text:tab/><text:tab/><text:tab/><text:tab/>&lt;h3&gt; {this.props.subtitle}</text:p>
      <text:p text:style-name="P4"><text:tab/><text:tab/><text:tab/><text:tab/><text:tab/>{this.props.mytext}</text:p>
      <text:p text:style-name="P4"><text:tab/><text:tab/><text:tab/><text:tab/>&lt;/div&gt;</text:p>
      <text:p text:style-name="P4"><text:tab/><text:tab/><text:tab/>)</text:p>
      <text:p text:style-name="P4"><text:tab/><text:tab/><text:span text:style-name="T1">}</text:span></text:p>
      <text:p text:style-name="P4"><text:tab/>}</text:p>
      <text:p text:style-name="P4">}</text:p>
      <text:p text:style-name="P4">lo que hará sera que si show es true entonces accede al código return</text:p>
      <text:p text:style-name="P4">tiene que ser this.state.show ya que show no es una variable es un objeto y para acceder a el tienes que seleccionarlo con this.state.show que es como su dirección </text:p>
      <text:p text:style-name="P4"/>
      <text:p text:style-name="P4">nota: otra cosa importante es que </text:p>
      <text:p text:style-name="P4">desde aquí tenemos algo básico lo que aremos a continuación es agregar ciertos elementos de mas para poder hacerlo mas interesante, vamos a crear un botón para cambiar state de la props</text:p>
      <text:p text:style-name="P4"/>
      <text:p text:style-name="P4">el código para crear un botón es el siguiente </text:p>
      <text:p text:style-name="P4">{this.props....</text:p>
      <text:p text:style-name="P7">&lt;button onClick={()=&gt; alert ('welcome')}&gt;toggleshow &lt;/button&gt;</text:p>
      <text:p text:style-name="P4"><text:soft-page-break/>….</text:p>
      <text:p text:style-name="P4">lo que estamos haciendo es que cada vez que damos click al botón nos aparecerá una alerta. Observa que se presenta con una función flecha.</text:p>
      <text:p text:style-name="P4">Entonces para cambiar el state lo que tenemos que hacer es cambiar la funcionalidad y agregar this.state.show=false ejemplo</text:p>
      <text:p text:style-name="P4"/>
      <text:p text:style-name="P4">&lt;button onClick={()=&gt;<text:span text:style-name="T1">this.state.show=false </text:span>}&gt;toggleshow &lt;/button&gt;</text:p>
      <text:p text:style-name="P4">esto es para darte una idea de lo que se tiene que hacer pero en realidad no sepuede ejecutar esos cambios directos de esa misma forma lo que tenemos que hacer es</text:p>
      <text:p text:style-name="P4"/>
      <text:p text:style-name="P4">&lt;button onClick={()=&gt;this.setState({show:false})}&gt; toggle show &lt;/button&gt;</text:p>
      <text:p text:style-name="P4"/>
      <text:p text:style-name="P4">hasta ahora esto funciona con esos elementos en caso de que queramos ampliar mas el código para poder hacerlo mas trabaja ble lo que haremos es crear un método que utilizaremos en el botón para así cambiar los estados mas fácilmente</text:p>
      <text:p text:style-name="P1">método</text:p>
      <text:p text:style-name="P4">esto es un objeto en javascript que se integran dentro de Helloworld</text:p>
      <text:p text:style-name="P4"/>
      <text:p text:style-name="P4">toggleShow =()=&gt; {</text:p>
      <text:p text:style-name="P4"><text:tab/>this.setState({show:false})</text:p>
      <text:p text:style-name="P4">}</text:p>
      <text:p text:style-name="P4"/>
      <text:p text:style-name="P4">este método permitirá acceder a los estados de los props</text:p>
      <text:p text:style-name="P4"/>
      <text:p text:style-name="P4">luego podremos hacer los debidos ajustes en los botones para manipular los state</text:p>
      <text:p text:style-name="P4"/>
      <text:p text:style-name="P4">&lt;button onClick={this.toggleShow}&gt; toggle show &lt;/button&gt;</text:p>
      <text:p text:style-name="P4">el boton ejecuta el método y esto ocasiona que el state pase de true a false</text:p>
      <text:p text:style-name="P4"/>
      <text:p text:style-name="P4">para lograr que de true pase a false y de false a true lo que tenemos que hacer es hacer siertas modificaciones en el metodo</text:p>
      <text:p text:style-name="P4"/>
      <text:p text:style-name="P4">toggleShow=()=&gt;{</text:p>
      <text:p text:style-name="P4"><text:tab/>this.setState({show:!this.state.show})</text:p>
      <text:p text:style-name="P4">}</text:p>
      <text:p text:style-name="P4">ya con esto cambiamos de estado dándole click a los botones</text:p>
      <text:p text:style-name="P4"/>
      <text:p text:style-name="P4">hasta ahora el código esta quedando de esta forma</text:p>
      <text:p text:style-name="P4">&lt;-----------------------------------&gt;</text:p>
      <text:p text:style-name="P4">app.js</text:p>
      <text:p text:style-name="P4"/>
      <text:p text:style-name="P4">import React from 'react';<text:line-break/>import './assets/css/App.css';<text:line-break/>import './lol.css';<text:line-break/><text:line-break/><text:line-break/><text:line-break/><text:line-break/><text:line-break/>class Helloworld extends React.Component{<text:line-break/><text:tab/>state={<text:line-break/><text:tab/><text:tab/>show:true<text:line-break/><text:soft-page-break/><text:tab/>}<text:line-break/><text:tab/><text:line-break/><text:tab/>toggleShow=()=&gt;{<text:line-break/><text:tab/><text:tab/>this.setState({show:!this.state.show})<text:line-break/><text:tab/>}<text:line-break/><text:line-break/><text:line-break/><text:tab/>render(){<text:line-break/><text:tab/><text:tab/>if (this.state.show){<text:line-break/><text:tab/><text:tab/><text:line-break/><text:tab/><text:tab/><text:tab/>return(<text:line-break/><text:tab/><text:tab/><text:tab/><text:tab/>&lt;div id="hello"&gt;<text:line-break/><text:tab/><text:tab/><text:tab/><text:tab/><text:tab/>&lt;h3&gt;{this.props.subtitle}&lt;/h3&gt;<text:line-break/><text:tab/><text:tab/><text:tab/><text:tab/><text:tab/>{this.props.mytext}<text:line-break/><text:tab/><text:tab/><text:tab/><text:tab/><text:tab/>&lt;button onClick={this.toggleShow}&gt; toggle show &lt;/button&gt;<text:line-break/><text:tab/><text:tab/><text:tab/><text:tab/><text:tab/><text:line-break/><text:tab/><text:tab/><text:tab/><text:tab/>&lt;/div&gt;<text:line-break/><text:tab/><text:tab/><text:tab/>)<text:line-break/><text:tab/><text:tab/>}else{<text:line-break/><text:tab/><text:tab/><text:tab/>return &lt;h1&gt; there not elemen<text:line-break/><text:tab/><text:tab/><text:tab/><text:tab/>&lt;button onClick={this.toggleShow}&gt;<text:line-break/><text:tab/><text:tab/><text:tab/><text:tab/><text:tab/>toggle show<text:line-break/><text:tab/><text:tab/><text:tab/><text:tab/>&lt;/button&gt;<text:line-break/><text:tab/><text:tab/><text:tab/>&lt;/h1&gt;<text:line-break/><text:tab/><text:tab/>}<text:line-break/><text:tab/>}<text:line-break/>}<text:tab/><text:tab/><text:tab/><text:line-break/><text:tab/><text:tab/><text:tab/><text:tab/><text:line-break/>function App(){<text:tab/><text:line-break/><text:tab/>return(<text:line-break/><text:tab/><text:tab/>&lt;div&gt; component<text:line-break/><text:tab/><text:tab/><text:tab/>&lt;Helloworld mytext="texto" subtitle="texto adicional"/&gt; <text:line-break/><text:tab/><text:tab/><text:tab/>&lt;Helloworld mytext="testo" subtitle="terto"/&gt;<text:line-break/><text:tab/><text:tab/><text:tab/>&lt;Helloworld mytext="tisto" subtitle="terco"/&gt;<text:line-break/><text:tab/><text:tab/>&lt;/div&gt;<text:line-break/><text:tab/><text:tab/>)<text:line-break/>}<text:line-break/><text:tab/><text:line-break/>export default App;<text:line-break/></text:p>
      <text:p text:style-name="P4">&lt;-------------------------------------------------&gt;</text:p>
      <text:p text:style-name="P4">lo que hemos visto hasta ahora son los conceptos básicos de react a continuación seguiremos con temas adicionales para seguir profundizando sobre el tema</text:p>
      <text:p text:style-name="P4"/>
      <text:p text:style-name="P1"/>
      <text:p text:style-name="P1"/>
      <text:p text:style-name="P1"/>
      <text:p text:style-name="P1">Tasks App</text:p>
      <text:p text:style-name="P4">ya aquí vamos a empezar a crear una aplicación para esto vamos a vaciar el archivo App.js el cual quedara de la siguiente manera </text:p>
      <text:p text:style-name="P3">App.js</text:p>
      <text:p text:style-name="P4">import React from 'react';</text:p>
      <text:p text:style-name="P4"><text:soft-page-break/>import './App.css';</text:p>
      <text:p text:style-name="P4">export default App;</text:p>
      <text:p text:style-name="P4"/>
      <text:p text:style-name="P3">index..js</text:p>
      <text:p text:style-name="P4">en index.js tendra que quedar de sin editar, el cual quedara de la siguiente manera</text:p>
      <text:p text:style-name="P4"/>
      <text:p text:style-name="P4">import React from 'react';</text:p>
      <text:p text:style-name="P4">import ReactDOM from 'react-dom';</text:p>
      <text:p text:style-name="P4">import './index.css';</text:p>
      <text:p text:style-name="P4">import App from './App';</text:p>
      <text:p text:style-name="P4">ReactDOM.render(&lt;App/&gt;, document.getElementById('root'));</text:p>
      <text:p text:style-name="P4"/>
      <text:p text:style-name="P4"/>
      <text:p text:style-name="P4">y App.css lo vamos a vaciar</text:p>
      <text:p text:style-name="P4"/>
      <text:p text:style-name="P4"/>
      <text:p text:style-name="P4">para empezar a trabajar vamos a crear es el componente inicial </text:p>
      <text:p text:style-name="P4"/>
      <text:p text:style-name="P4">class App extends <text:span text:style-name="T1">React.Component{}</text:span></text:p>
      <text:p text:style-name="P4"/>
      <text:p text:style-name="P4">para eliminar componente lo que vamos a hacer es agregar el elemento component en el import de react</text:p>
      <text:p text:style-name="P4"/>
      <text:p text:style-name="P4">import React<text:span text:style-name="T1">,{Component}</text:span> from 'react';</text:p>
      <text:p text:style-name="P4"/>
      <text:p text:style-name="P4">con esto la clase queda de la siguiente manera </text:p>
      <text:p text:style-name="P4"/>
      <text:p text:style-name="P4">class App extends <text:span text:style-name="T1">Component</text:span>{</text:p>
      <text:p text:style-name="P4"><text:tab/>render(){</text:p>
      <text:p text:style-name="P4"><text:tab/><text:tab/>return </text:p>
      <text:p text:style-name="P4"><text:tab/><text:tab/><text:tab/>&lt;h1&gt; hello world &lt;/h1&gt;</text:p>
      <text:p text:style-name="P4"><text:tab/>}</text:p>
      <text:p text:style-name="P4">}</text:p>
      <text:p text:style-name="P6"/>
      <text:p text:style-name="P8">recuerde que el método render se encarga de mostrar algo en el ordenador por lo que mostraremos datos de prueba del backend</text:p>
      <text:p text:style-name="P8"/>
      <text:p text:style-name="P8">para ello vamos a crear un archivo con el nombre tasks.json el cual contendrá un arreglo de múltiples objetos en la cual cada objeto tendrá una tarea con sus características</text:p>
      <text:p text:style-name="P8">[</text:p>
      <text:p text:style-name="P8"><text:tab/>{</text:p>
      <text:p text:style-name="P8"><text:tab/><text:tab/>"id":0,</text:p>
      <text:p text:style-name="P8"><text:tab/><text:tab/>"title":"task one",</text:p>
      <text:p text:style-name="P8"><text:tab/><text:tab/>"description":"lorem ipsum",</text:p>
      <text:p text:style-name="P8"><text:tab/><text:tab/>"done":false</text:p>
      <text:p text:style-name="P8"><text:tab/>}</text:p>
      <text:p text:style-name="P8">]</text:p>
      <text:p text:style-name="P8">esto es una aplicación de tareas que nos permite alistar tareas eliminarlas o cambiar el estado de una tarea</text:p>
      <text:p text:style-name="P8">luego lo importaremos desde App.js dándole un nombre para guardarla en una constante al archivo </text:p>
      <text:p text:style-name="P8"/>
      <text:p text:style-name="P8">import <text:span text:style-name="T1">tasks</text:span> from './sample/tasks.json';</text:p>
      <text:p text:style-name="P8"><text:soft-page-break/></text:p>
      <text:p text:style-name="P8">estos cambios se pueden ver como un arreglo usando la consola fuera de un componentes</text:p>
      <text:p text:style-name="P8">console.log(tasks);</text:p>
      <text:p text:style-name="P8"/>
      <text:p text:style-name="P8">agregaremos múltiples objetos en tasks.json el código quedaría de la siguiente manera </text:p>
      <text:p text:style-name="P8"/>
      <text:p text:style-name="P8">[</text:p>
      <text:p text:style-name="P8"><text:tab/>{</text:p>
      <text:p text:style-name="P8"><text:tab/><text:tab/>"id":0,</text:p>
      <text:p text:style-name="P8"><text:tab/><text:tab/>"title":"task one",</text:p>
      <text:p text:style-name="P8"><text:tab/><text:tab/>"description":"lorem ipsum",</text:p>
      <text:p text:style-name="P8"><text:tab/><text:tab/>"done":false</text:p>
      <text:p text:style-name="P8"><text:tab/>},</text:p>
      <text:p text:style-name="P8"><text:tab/>{</text:p>
      <text:p text:style-name="P8"><text:tab/><text:tab/>"id":1,</text:p>
      <text:p text:style-name="P8"><text:tab/><text:tab/>"title":"task two",</text:p>
      <text:p text:style-name="P8"><text:tab/><text:tab/>"description":"lorem ipsum",</text:p>
      <text:p text:style-name="P8"><text:tab/><text:tab/>"done":false</text:p>
      <text:p text:style-name="P8"><text:tab/>},</text:p>
      <text:p text:style-name="P8"><text:tab/>{</text:p>
      <text:p text:style-name="P8"><text:tab/><text:tab/>"id":2,</text:p>
      <text:p text:style-name="P8"><text:tab/><text:tab/>"title":"task three",</text:p>
      <text:p text:style-name="P8"><text:tab/><text:tab/>"description":"lorem ipsum",</text:p>
      <text:p text:style-name="P8"><text:tab/><text:tab/>"done":false</text:p>
      <text:p text:style-name="P8"><text:tab/>}<text:span text:style-name="T1"> <text:s text:c="2"/></text:span></text:p>
      <text:p text:style-name="P8">]</text:p>
      <text:p text:style-name="P8"/>
      <text:p text:style-name="P8">el ultimo no puede tener una coma</text:p>
      <text:p text:style-name="P8"/>
      <text:p text:style-name="P8">para ver estos objetos en la interfaz tenemos que trabajarlos como arreglos estos elementos tenemos que agregarlos en un componente recuerda que los componentes tienen que tener &lt;div&gt;&lt;/div&gt; luego de presentar varios elementos</text:p>
      <text:p text:style-name="P8">en react las {} son funcionan internamente como javascript de esta forma los mismos comandos que podemos usar en javascript los podemos usar dentro de corchetes ejemplo</text:p>
      <text:p text:style-name="P8">{(30*11)*11}=xxx </text:p>
      <text:p text:style-name="P8"/>
      <text:p text:style-name="P8">con esto sabido nosotros podremos iterar las tareas dentro de los corchetes para así poder presentar en pantalla los tasks</text:p>
      <text:p text:style-name="P8"/>
      <text:p text:style-name="P8">para agregarle lógica a nuestro código empezamos creando un state que definirá el estado de las tareas (tasks) </text:p>
      <text:p text:style-name="P8"/>
      <text:p text:style-name="P8">state={</text:p>
      <text:p text:style-name="P8"><text:tab/>tasks:tasks</text:p>
      <text:p text:style-name="P8">}</text:p>
      <text:p text:style-name="P8"/>
      <text:p text:style-name="P8"/>
      <text:p text:style-name="P8"/>
      <text:p text:style-name="P8">lo que sigue es invocar los objetos dentro del componente con el siguiente código</text:p>
      <text:p text:style-name="P11">render(){<text:line-break/><text:tab/><text:tab/>return&lt;div&gt;<text:line-break/><text:tab/><text:tab/>&lt;h1&gt; Hello wold&lt;/h1&gt;<text:line-break/><text:soft-page-break/><text:tab/><text:tab/><text:span text:style-name="T1">{this.state.tasks}</text:span><text:tab/><text:line-break/><text:tab/><text:tab/>&lt;/div&gt;<text:line-break/><text:tab/>}</text:p>
      <text:p text:style-name="P8"/>
      <text:p text:style-name="P5">función map</text:p>
      <text:p text:style-name="P8">las funciones map son utilizadas para trabajar con arreglos</text:p>
      <text:p text:style-name="P8">supongamos que tenemos el siguiente arreglo a=[1,2,3] en caso de que queramos recorrerlo sin usar for podemos usar el método map con este podemos recorrerlo cada uno.</text:p>
      <text:p text:style-name="P8">la manera de usarlo es con una función flecha de la siguiente manera</text:p>
      <text:p text:style-name="P8">a.map((e)=&gt; e+3) </text:p>
      <text:p text:style-name="P8">lo que se esta haciendo en este código es recorrer uno a uno los elementos y sumarles 3 a todos.</text:p>
      <text:p text:style-name="P8">Una característica de la función map es que esta función no altera los valores originales solo hace modificaciones permanentes y las variables quedan iguales.</text:p>
      <text:p text:style-name="P8">Entonces usamos la función mapn en nuestro código seleccionando un objeto</text:p>
      <text:p text:style-name="P8"/>
      <text:p text:style-name="P8">{this.state.tasks.map(e=&gt;&lt;h1&gt;(e.title)&lt;/h1&gt;)}</text:p>
      <text:p text:style-name="P8"/>
      <text:p text:style-name="P8">como lo que nosotros queremos son elementos de un arreglo vamos a mostrarlos con un &lt;p&gt; presentando cada uno de ello</text:p>
      <text:p text:style-name="P8">{title.state.tasks.map(e=&gt;&lt;p&gt;</text:p>
      <text:p text:style-name="P8"><text:tab/>{e.title} - {e.description}-{e.done}-{e.id}</text:p>
      <text:p text:style-name="P8">&lt;/p&gt;</text:p>
      <text:p text:style-name="P8"/>
      <text:p text:style-name="P8">cada uno de estas operaciones tenemos que enumerarlas con una palabra clave llamada key.</text:p>
      <text:p text:style-name="P8">para ello colocaremos el e.id que es el que contiene el valor que no se repide y el que dara el numero del objeto</text:p>
      <text:p text:style-name="P8"/>
      <text:p text:style-name="P8">{this.state.tasks.map(e=&gt; &lt;<text:span text:style-name="T1">p key={e.id}</text:span>&gt;</text:p>
      <text:p text:style-name="P8">{e.title}-{e.description}-{e.done}-{e.id}</text:p>
      <text:p text:style-name="P8">&lt;/p&gt;)}</text:p>
      <text:p text:style-name="P8"/>
      <text:p text:style-name="P8">entonces </text:p>
      <text:p text:style-name="P8">class App extends Component{<text:line-break/>state={<text:line-break/><text:tab/>tasks:tasks<text:line-break/>}<text:line-break/><text:tab/><text:line-break/><text:tab/>render(){<text:line-break/><text:tab/><text:tab/>return&lt;div&gt;<text:line-break/><text:tab/><text:tab/><text:tab/>&lt;h1&gt; Hello wold&lt;/h1&gt;<text:line-break/><text:tab/><text:tab/><text:tab/><text:tab/>{this.state.tasks.map(e=&gt; &lt;p key={e.id}&gt;<text:line-break/><text:tab/><text:tab/><text:tab/><text:tab/><text:tab/>{e.title} - {e.description} - {e.done}-{e.id}<text:line-break/><text:tab/><text:tab/><text:tab/><text:tab/>&lt;/p&gt;)}<text:line-break/><text:tab/><text:tab/>&lt;/div&gt;<text:line-break/><text:tab/>}<text:line-break/>} </text:p>
      <text:p text:style-name="P8">ya con esto tenemos nuestros datos iterados</text:p>
      <text:p text:style-name="P8">vamos a ahora crear una carpeta component y agregaremos un archivo tasks.js</text:p>
      <text:p text:style-name="P9">tasks.js</text:p>
      <text:p text:style-name="P8">import React, {Component} from 'react';</text:p>
      <text:p text:style-name="P8">class Tasks extends Component{</text:p>
      <text:p text:style-name="P8"><text:tab/>render(){</text:p>
      <text:p text:style-name="P8"><text:soft-page-break/><text:tab/><text:tab/>return &lt;h1&gt;tasks &lt;/h1&gt;</text:p>
      <text:p text:style-name="P8"><text:tab/>}</text:p>
      <text:p text:style-name="P8">}</text:p>
      <text:p text:style-name="P8">export default Tasks;</text:p>
      <text:p text:style-name="P8"/>
      <text:p text:style-name="P8">esto se puede importar en nuestra App.js presentándose en pantalla agregando a nuestro codigo de App.js los siguientes comandos</text:p>
      <text:p text:style-name="P8"/>
      <text:p text:style-name="P8">import </text:p>
      <text:p text:style-name="P8"/>
      <text:p text:style-name="P8">le agregaremos unos botones para terminar definiendo un componente que compla la funcionalidad de encapsular la lista de tareas que se encuentra en datos en otras palabras lista todas las tareas</text:p>
      <text:p text:style-name="P8">queda de la siguiente manera</text:p>
      <text:p text:style-name="P9">tasks.js</text:p>
      <text:p text:style-name="P8">class Tasks extends Component{</text:p>
      <text:p text:style-name="P8"><text:tab/>render(){</text:p>
      <text:p text:style-name="P8"><text:tab/><text:tab/>return this.props.tasks.map(e=&gt; &lt;p key={e.id}&gt;</text:p>
      <text:p text:style-name="P8"><text:tab/><text:tab/><text:tab/>{e.title} -{e.description} -{e.done}-{e.id}</text:p>
      <text:p text:style-name="P8"><text:tab/><text:tab/><text:tab/>&lt;input type="checkbox"/&gt;</text:p>
      <text:p text:style-name="P8"><text:tab/><text:tab/><text:tab/>&lt;button&gt;</text:p>
      <text:p text:style-name="P8"><text:tab/><text:tab/><text:tab/>x</text:p>
      <text:p text:style-name="P8"><text:tab/><text:tab/><text:tab/>&lt;/button&gt;</text:p>
      <text:p text:style-name="P8"><text:tab/><text:tab/>&lt;/p&gt;)</text:p>
      <text:p text:style-name="P8"><text:tab/>}</text:p>
      <text:p text:style-name="P8">}</text:p>
      <text:p text:style-name="P8"/>
      <text:p text:style-name="P8">para App.js lo que vamos a hacer es darle las tareas que presentan el estado de la siguiente manera</text:p>
      <text:p text:style-name="P8"/>
      <text:p text:style-name="P8">class App extends Component{</text:p>
      <text:p text:style-name="P8"><text:tab/>state={</text:p>
      <text:p text:style-name="P8"><text:tab/><text:tab/>tasks:tasks</text:p>
      <text:p text:style-name="P8"><text:tab/>}<text:tab/></text:p>
      <text:p text:style-name="P8"><text:tab/>render(){</text:p>
      <text:p text:style-name="P8"><text:tab/><text:tab/>return &lt;div&gt;</text:p>
      <text:p text:style-name="P8"><text:tab/><text:tab/><text:tab/>&lt;Tasks tasks={this.state.tasks}/&gt;</text:p>
      <text:p text:style-name="P8"><text:tab/><text:tab/>&lt;/div&gt;</text:p>
      <text:p text:style-name="P8"><text:tab/>}</text:p>
      <text:p text:style-name="P8">}</text:p>
      <text:p text:style-name="P8">de esta forma debería de aparecer algo así en pantalla</text:p>
      <text:p text:style-name="P8"><draw:frame draw:style-name="fr2" draw:name="gráficos3" text:anchor-type="paragraph" svg:width="7.542cm" svg:height="3.785cm" draw:z-index="2"><draw:image xlink:href="Pictures/2000000700001D7600000EC905F28FB2.svm" xlink:type="simple" xlink:show="embed" xlink:actuate="onLoad"/></draw:frame></text:p>
      <text:p text:style-name="P8">hasta ahora todo se presenta de forma visual pero queremos que tenga funcionalidad a parte de la presentación lo que vamos a hacer es crear un nuevo archivo dentro de component llamado task.js el cual contendrá los archivo y el antiguo archivo de tasks.js sera el encargado de mandar estos datos </text:p>
      <text:p text:style-name="P8">para ello vamos a cambiar el comando de consulta de la siguiente manera</text:p>
      <text:p text:style-name="P8"><text:soft-page-break/>return this.props.tasks.map(task=&gt;&lt;Tasks task={task}/&gt;);</text:p>
      <text:p text:style-name="P8"/>
      <text:p text:style-name="P8">esto es necesario agregarle el elemento key ya que es necesario diferenciar los distintos elementos</text:p>
      <text:p text:style-name="P8">entonces quedaría de la siguiente manera </text:p>
      <text:p text:style-name="P8">return this.props.tasks.map(task=&gt; &lt;Task <text:s/>task={task} key={task.id}/&gt;);</text:p>
      <text:p text:style-name="P8"/>
      <text:p text:style-name="P10">styles</text:p>
      <text:p text:style-name="P8">los cambios que vamos a hacer son cambios de css que generaran ediciones en el código</text:p>
      <text:p text:style-name="P8">lo primero que hacemos es crear un archivo css llamado Task.css el cual contendrá los códigos de css </text:p>
      <text:p text:style-name="P9">Task.css</text:p>
      <text:p text:style-name="P8">.red{</text:p>
      <text:p text:style-name="P8"><text:tab/>backgound:red;</text:p>
      <text:p text:style-name="P8">}</text:p>
      <text:p text:style-name="P8"/>
      <text:p text:style-name="P8">con esto podemos dar los toques visuales al proyecto que se estarán presentando al usuario para la funcionalidad del proyecto</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 gregorio agrela</meta:initial-creator>
    <meta:creation-date>2020-05-04T03:16:01.83</meta:creation-date>
    <dc:date>2020-08-05T00:56:24.87</dc:date>
    <dc:creator>jose gregorio agrela</dc:creator>
    <meta:editing-duration>P1DT10H29M7S</meta:editing-duration>
    <meta:editing-cycles>23</meta:editing-cycles>
    <meta:generator>OpenOffice/4.1.6$Win32 OpenOffice.org_project/416m1$Build-9790</meta:generator>
    <meta:document-statistic meta:table-count="0" meta:image-count="3" meta:object-count="0" meta:page-count="13" meta:paragraph-count="357" meta:word-count="2671" meta:character-count="17961"/>
  </office:meta>
</office:document-meta>
</file>